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f5289" officeooo:paragraph-rsid="001f5289"/>
    </style:style>
    <style:style style:name="P2" style:family="paragraph" style:parent-style-name="Standard">
      <style:text-properties officeooo:paragraph-rsid="001f5289"/>
    </style:style>
    <style:style style:name="P3" style:family="paragraph" style:parent-style-name="Standard">
      <style:text-properties fo:font-size="10pt" fo:font-style="italic" officeooo:rsid="0029c3f4" officeooo:paragraph-rsid="0029c3f4" style:font-size-asian="10pt" style:font-style-asian="italic" style:font-size-complex="10pt" style:font-style-complex="italic"/>
    </style:style>
    <style:style style:name="fr1" style:family="graphic" style:parent-style-name="Frame">
      <style:graphic-properties fo:margin-left="0cm" fo:margin-right="0cm" fo:margin-top="0cm" fo:margin-bottom="0cm" style:wrap="parallel" style:number-wrapped-paragraphs="no-limit" style:vertical-pos="middle" style:vertical-rel="baseline" style:horizontal-pos="from-left" style:horizontal-rel="paragraph"/>
    </style:style>
    <style:style style:name="fr2" style:family="graphic" style:parent-style-name="Frame">
      <style:graphic-properties fo:margin-left="0cm" fo:margin-right="0cm" style:wrap="parallel" style:number-wrapped-paragraphs="no-limit" style:vertical-pos="from-top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it image into frame, disregarding ratio:</text:p>
      <text:p text:style-name="P2"><draw:frame draw:style-name="fr1" draw:name="py3o.image(image, 'png', isb64=True, keep_ratio=False)" text:anchor-type="as-char" svg:width="17cm" svg:height="3cm" draw:z-index="0"><draw:text-box><text:p text:style-name="Frame_20_contents"/></draw:text-box></draw:frame></text:p>
      <text:p text:style-name="P2"/>
      <text:p text:style-name="P1">Fit image into frame, keeping ratio:</text:p>
      <text:p text:style-name="P2"><draw:frame draw:style-name="fr2" draw:name="py3o.image(image, 'png', isb64=True)" text:anchor-type="as-char" svg:y="-0.7cm" svg:width="17cm" svg:height="3cm" draw:z-index="2"><draw:text-box><text:p text:style-name="Frame_20_contents"/></draw:text-box></draw:frame></text:p>
      <text:p text:style-name="P3">give keep_ratio explicitly because frame names need to be distinct:</text:p>
      <text:p text:style-name="P1"><draw:frame draw:style-name="fr1" draw:name="py3o.image(image, 'png', isb64=True, keep_ratio=True)" text:anchor-type="as-char" svg:width="3cm" svg:height="17cm" draw:z-index="1"><draw:text-box><text:p text:style-name="Frame_20_contents"/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rame_20_contents" style:display-name="Frame contents" style:family="paragraph" style:parent-style-name="Standard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m Gottfried</meta:initial-creator>
    <meta:creation-date>2018-04-17T15:48:25.061876558</meta:creation-date>
    <dc:date>2018-04-18T16:35:06.370546815</dc:date>
    <dc:creator>Tom Gottfried</dc:creator>
    <meta:editing-duration>P1DT46M34S</meta:editing-duration>
    <meta:editing-cycles>16</meta:editing-cycles>
    <meta:generator>LibreOffice/5.2.7.2$Linux_X86_64 LibreOffice_project/20m0$Build-2</meta:generator>
    <meta:document-statistic meta:table-count="0" meta:image-count="0" meta:object-count="0" meta:page-count="1" meta:paragraph-count="6" meta:word-count="22" meta:character-count="144" meta:non-whitespace-character-count="125"/>
  </office:meta>
</office:document-meta>
</file>